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Appetizers</text:p>
          </table:table-cell>
          <table:table-cell office:value-type="string">
            <text:p>Fried Tofu</text:p>
          </table:table-cell>
          <table:table-cell office:value-type="float" office:value="7.95">
            <text:p>7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Egg Rolls</text:p>
          </table:table-cell>
          <table:table-cell office:value-type="float" office:value="7.95">
            <text:p>7.95</text:p>
          </table:table-cell>
        </table:table-row>
        <table:table-row table:style-name="ro2">
          <table:table-cell office:value-type="string">
            <text:p>Appetizers</text:p>
          </table:table-cell>
          <table:table-cell office:value-type="string">
            <text:p>Fried Wonton</text:p>
          </table:table-cell>
          <table:table-cell office:value-type="float" office:value="7.95">
            <text:p>7.95</text:p>
          </table:table-cell>
        </table:table-row>
        <table:table-row table:style-name="ro2">
          <table:table-cell office:value-type="string">
            <text:p>Appetizers</text:p>
          </table:table-cell>
          <table:table-cell office:value-type="string">
            <text:p>Cream Cheese Wonton</text:p>
          </table:table-cell>
          <table:table-cell office:value-type="float" office:value="7.95">
            <text:p>7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Shrimp Tempura</text:p>
          </table:table-cell>
          <table:table-cell office:value-type="float" office:value="7.95">
            <text:p>7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Fried Calamari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Fish Cake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Shrimp Cake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Fried Dried Beef or Pork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Cry Tiger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Grill Pork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Chicken Satay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Orange Chicken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Appetizers</text:p>
          </table:table-cell>
          <table:table-cell office:value-type="string">
            <text:p>French Fried</text:p>
          </table:table-cell>
          <table:table-cell office:value-type="float" office:value="5.95">
            <text:p>5.95</text:p>
          </table:table-cell>
        </table:table-row>
        <table:table-row table:style-name="ro2">
          <table:table-cell office:value-type="string">
            <text:p>Appetizers</text:p>
          </table:table-cell>
          <table:table-cell office:value-type="string">
            <text:p>Sahai Fried Chicken 4p</text:p>
          </table:table-cell>
          <table:table-cell office:value-type="float" office:value="11.95">
            <text:p>11.95</text:p>
          </table:table-cell>
        </table:table-row>
        <table:table-row table:style-name="ro2">
          <table:table-cell office:value-type="string">
            <text:p>Soup</text:p>
          </table:table-cell>
          <table:table-cell office:value-type="string">
            <text:p>Wonton Soup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Soup</text:p>
          </table:table-cell>
          <table:table-cell office:value-type="string">
            <text:p>Rice Soup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Soup</text:p>
          </table:table-cell>
          <table:table-cell office:value-type="string">
            <text:p>Tom Yum (Chicken)</text:p>
          </table:table-cell>
          <table:table-cell office:value-type="float" office:value="10.95">
            <text:p>10.95</text:p>
          </table:table-cell>
        </table:table-row>
        <table:table-row table:style-name="ro2">
          <table:table-cell office:value-type="string">
            <text:p>Soup</text:p>
          </table:table-cell>
          <table:table-cell office:value-type="string">
            <text:p>Tom Kha Kai</text:p>
          </table:table-cell>
          <table:table-cell office:value-type="float" office:value="12.95">
            <text:p>12.95</text:p>
          </table:table-cell>
        </table:table-row>
        <table:table-row table:style-name="ro2">
          <table:table-cell office:value-type="string">
            <text:p>Soup</text:p>
          </table:table-cell>
          <table:table-cell office:value-type="string">
            <text:p>Tom Yum Pla (Fish)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Soup</text:p>
          </table:table-cell>
          <table:table-cell office:value-type="string">
            <text:p>Tom Yum Goon (Shrimp)</text:p>
          </table:table-cell>
          <table:table-cell office:value-type="float" office:value="11.95">
            <text:p>11.95</text:p>
          </table:table-cell>
        </table:table-row>
        <table:table-row table:style-name="ro2">
          <table:table-cell office:value-type="string">
            <text:p>Soup</text:p>
          </table:table-cell>
          <table:table-cell office:value-type="string">
            <text:p>Poh Take (Seafood Soup)</text:p>
          </table:table-cell>
          <table:table-cell office:value-type="float" office:value="14.95">
            <text:p>14.95</text:p>
          </table:table-cell>
        </table:table-row>
        <table:table-row table:style-name="ro2">
          <table:table-cell office:value-type="string">
            <text:p>Soup</text:p>
          </table:table-cell>
          <table:table-cell office:value-type="string">
            <text:p>Tom Kha (Seafood Soup)</text:p>
          </table:table-cell>
          <table:table-cell office:value-type="float" office:value="14.95">
            <text:p>14.95</text:p>
          </table:table-cell>
        </table:table-row>
        <table:table-row table:style-name="ro1">
          <table:table-cell office:value-type="string">
            <text:p>Soup</text:p>
          </table:table-cell>
          <table:table-cell office:value-type="string">
            <text:p>Vegetable Tofu Soup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Soup</text:p>
          </table:table-cell>
          <table:table-cell office:value-type="string">
            <text:p>Glass Noodle Soup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Salads</text:p>
          </table:table-cell>
          <table:table-cell office:value-type="string">
            <text:p>Thai Salad</text:p>
          </table:table-cell>
          <table:table-cell office:value-type="float" office:value="8.95">
            <text:p>8.95</text:p>
          </table:table-cell>
        </table:table-row>
        <table:table-row table:style-name="ro1">
          <table:table-cell office:value-type="string">
            <text:p>Salads</text:p>
          </table:table-cell>
          <table:table-cell office:value-type="string">
            <text:p>Thai Papaya Salad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Salads</text:p>
          </table:table-cell>
          <table:table-cell office:value-type="string">
            <text:p>Blue Crab Papaya Salad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Salads</text:p>
          </table:table-cell>
          <table:table-cell office:value-type="string">
            <text:p>Yum Thai Sausage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Salads</text:p>
          </table:table-cell>
          <table:table-cell office:value-type="string">
            <text:p>Yum Nuah (Beef)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Salads</text:p>
          </table:table-cell>
          <table:table-cell office:value-type="string">
            <text:p>Yum Chinese Sausages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Salads</text:p>
          </table:table-cell>
          <table:table-cell office:value-type="string">
            <text:p>Yum Woon Sen</text:p>
          </table:table-cell>
          <table:table-cell office:value-type="float" office:value="10.95">
            <text:p>10.95</text:p>
          </table:table-cell>
        </table:table-row>
        <table:table-row table:style-name="ro2">
          <table:table-cell office:value-type="string">
            <text:p>Salads</text:p>
          </table:table-cell>
          <table:table-cell office:value-type="string">
            <text:p>Larb Pork, Beef, Chicken</text:p>
          </table:table-cell>
          <table:table-cell office:value-type="float" office:value="10.95">
            <text:p>10.95</text:p>
          </table:table-cell>
        </table:table-row>
        <table:table-row table:style-name="ro2">
          <table:table-cell office:value-type="string">
            <text:p>Salads</text:p>
          </table:table-cell>
          <table:table-cell office:value-type="string">
            <text:p>Beef or Pork Num Tok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Salads</text:p>
          </table:table-cell>
          <table:table-cell office:value-type="string">
            <text:p>Spring Rolls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Fresh Ginger Garlic Fish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Spicy Mussel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Spicy Seafood with Basil</text:p>
          </table:table-cell>
          <table:table-cell office:value-type="float" office:value="13.95">
            <text:p>13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Spicy Cat Fish</text:p>
          </table:table-cell>
          <table:table-cell office:value-type="float" office:value="12.95">
            <text:p>12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Garlic Salmon</text:p>
          </table:table-cell>
          <table:table-cell office:value-type="float" office:value="13.95">
            <text:p>13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3-flavor Calamari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3-flavor Fish</text:p>
          </table:table-cell>
          <table:table-cell office:value-type="float" office:value="14.95">
            <text:p>14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Seafood Platter</text:p>
          </table:table-cell>
          <table:table-cell office:value-type="float" office:value="14.95">
            <text:p>14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Pompano Fried or Steamed</text:p>
          </table:table-cell>
          <table:table-cell office:value-type="float" office:value="15.95">
            <text:p>15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Spicy Fish Ball with Bamboo Shoot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Seafood Dishes</text:p>
          </table:table-cell>
          <table:table-cell office:value-type="string">
            <text:p>Clam Stir Fried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Entrees</text:p>
          </table:table-cell>
          <table:table-cell office:value-type="string">
            <text:p>Stir Fried Green Bean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Entrees</text:p>
          </table:table-cell>
          <table:table-cell office:value-type="string">
            <text:p>Pad Ka Prao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Entrees</text:p>
          </table:table-cell>
          <table:table-cell office:value-type="string">
            <text:p>Crispy Pork Ka Prao</text:p>
          </table:table-cell>
          <table:table-cell office:value-type="float" office:value="10.95">
            <text:p>10.95</text:p>
          </table:table-cell>
        </table:table-row>
        <table:table-row table:style-name="ro2">
          <table:table-cell office:value-type="string">
            <text:p>Entrees</text:p>
          </table:table-cell>
          <table:table-cell office:value-type="string">
            <text:p>Mixed Vegatables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Entrees</text:p>
          </table:table-cell>
          <table:table-cell office:value-type="string">
            <text:p>Garlic Peper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Entrees</text:p>
          </table:table-cell>
          <table:table-cell office:value-type="string">
            <text:p>Chinese Broccoli w/ Cripsy Pork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Entrees</text:p>
          </table:table-cell>
          <table:table-cell office:value-type="string">
            <text:p>Fresh Ginger Garlic Fish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Entrees</text:p>
          </table:table-cell>
          <table:table-cell office:value-type="string">
            <text:p>Broccoli w/ Oyster Sauce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Entrees</text:p>
          </table:table-cell>
          <table:table-cell office:value-type="string">
            <text:p>Kung Pao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Entrees</text:p>
          </table:table-cell>
          <table:table-cell office:value-type="string">
            <text:p>Pad Prik King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Entrees</text:p>
          </table:table-cell>
          <table:table-cell office:value-type="string">
            <text:p>Mongolian Beef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Entrees</text:p>
          </table:table-cell>
          <table:table-cell office:value-type="string">
            <text:p>Eggplant Sauteed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Entrees</text:p>
          </table:table-cell>
          <table:table-cell office:value-type="string">
            <text:p>Sweet and Sour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Entrees</text:p>
          </table:table-cell>
          <table:table-cell office:value-type="string">
            <text:p>Cashew Nut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Noodles</text:p>
          </table:table-cell>
          <table:table-cell office:value-type="string">
            <text:p>Pad Thai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Noodles</text:p>
          </table:table-cell>
          <table:table-cell office:value-type="string">
            <text:p>Pad See Ew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Noodles</text:p>
          </table:table-cell>
          <table:table-cell office:value-type="string">
            <text:p>Pad Kee Mao (Drunken Noodles)</text:p>
          </table:table-cell>
          <table:table-cell office:value-type="float" office:value="10.95">
            <text:p>10.95</text:p>
          </table:table-cell>
        </table:table-row>
        <table:table-row table:style-name="ro2">
          <table:table-cell office:value-type="string">
            <text:p>Noodles</text:p>
          </table:table-cell>
          <table:table-cell office:value-type="string">
            <text:p>Pad Woon Sen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Noodles</text:p>
          </table:table-cell>
          <table:table-cell office:value-type="string">
            <text:p>Lad Na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Noodles</text:p>
          </table:table-cell>
          <table:table-cell office:value-type="string">
            <text:p>Kai Kua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Noodles</text:p>
          </table:table-cell>
          <table:table-cell office:value-type="string">
            <text:p>Boats Noodles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Noodles</text:p>
          </table:table-cell>
          <table:table-cell office:value-type="string">
            <text:p>Tom Yum Noodles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Noodles</text:p>
          </table:table-cell>
          <table:table-cell office:value-type="string">
            <text:p>BBQ Pork w/ Egg Noodle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Noodles</text:p>
          </table:table-cell>
          <table:table-cell office:value-type="string">
            <text:p>Roasted Duck w/ Egg Noodle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Noodles</text:p>
          </table:table-cell>
          <table:table-cell office:value-type="string">
            <text:p>Grilled Pork or chicken w/ Egg Noodle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Chicken Fried Rice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Pork Fried Rice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Beef Fried Rice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Combination Fried Rice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Veggie Fried Rice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Pineapple Fried Rice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BBQ Pork Fried Rice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Curry Fried Rice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Green Curry Fried Rice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Spicy Fried Rice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Chinese Sausage Fried Rice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Steamed Chicken Over Rice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Seafood Fried Rice</text:p>
          </table:table-cell>
          <table:table-cell office:value-type="float" office:value="13.95">
            <text:p>13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Spicy Basil Seafood Fried Rice</text:p>
          </table:table-cell>
          <table:table-cell office:value-type="float" office:value="15.95">
            <text:p>15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Crispy Pork Fried Rice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Salted Fish Fried Rice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Tofu Fried Rice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Rice Dishes</text:p>
          </table:table-cell>
          <table:table-cell office:value-type="string">
            <text:p>Crab Fried Rice</text:p>
          </table:table-cell>
          <table:table-cell office:value-type="float" office:value="11.95">
            <text:p>11.95</text:p>
          </table:table-cell>
        </table:table-row>
        <table:table-row table:style-name="ro1">
          <table:table-cell office:value-type="string">
            <text:p>Curries</text:p>
          </table:table-cell>
          <table:table-cell office:value-type="string">
            <text:p>Red Curry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Curries</text:p>
          </table:table-cell>
          <table:table-cell office:value-type="string">
            <text:p>Yellow Curry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Curries</text:p>
          </table:table-cell>
          <table:table-cell office:value-type="string">
            <text:p>Green Curry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Curries</text:p>
          </table:table-cell>
          <table:table-cell office:value-type="string">
            <text:p>Pineapple Curry</text:p>
          </table:table-cell>
          <table:table-cell office:value-type="float" office:value="9.95">
            <text:p>9.95</text:p>
          </table:table-cell>
        </table:table-row>
        <table:table-row table:style-name="ro2">
          <table:table-cell office:value-type="string">
            <text:p>Curries</text:p>
          </table:table-cell>
          <table:table-cell office:value-type="string">
            <text:p>Panang Curry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Curries</text:p>
          </table:table-cell>
          <table:table-cell office:value-type="string">
            <text:p>Duck Curry</text:p>
          </table:table-cell>
          <table:table-cell office:value-type="float" office:value="12.95">
            <text:p>12.95</text:p>
          </table:table-cell>
        </table:table-row>
        <table:table-row table:style-name="ro1">
          <table:table-cell office:value-type="string">
            <text:p>Beverages</text:p>
          </table:table-cell>
          <table:table-cell office:value-type="string">
            <text:p>Thai Iced Tea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Beverages</text:p>
          </table:table-cell>
          <table:table-cell office:value-type="string">
            <text:p>Bottle Water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Beverages</text:p>
          </table:table-cell>
          <table:table-cell office:value-type="string">
            <text:p>Soda (can)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Beverages</text:p>
          </table:table-cell>
          <table:table-cell office:value-type="string">
            <text:p>Fresh Coconu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verages</text:p>
          </table:table-cell>
          <table:table-cell office:value-type="string">
            <text:p>Snapple (Peach, Lemon, Raspberry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sserts</text:p>
          </table:table-cell>
          <table:table-cell office:value-type="string">
            <text:p>Fried banana samosa</text:p>
          </table:table-cell>
          <table:table-cell office:value-type="float" office:value="3.95">
            <text:p>3.95</text:p>
          </table:table-cell>
        </table:table-row>
        <table:table-row table:style-name="ro1">
          <table:table-cell office:value-type="string">
            <text:p>Desserts</text:p>
          </table:table-cell>
          <table:table-cell office:value-type="string">
            <text:p>Sweet sticky rice w/ mango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string">
            <text:p>Desserts</text:p>
          </table:table-cell>
          <table:table-cell office:value-type="string">
            <text:p>Tapioca in coconut milk</text:p>
          </table:table-cell>
          <table:table-cell office:value-type="float" office:value="3.95">
            <text:p>3.95</text:p>
          </table:table-cell>
        </table:table-row>
        <table:table-row table:style-name="ro2">
          <table:table-cell office:value-type="string">
            <text:p>Desserts</text:p>
          </table:table-cell>
          <table:table-cell office:value-type="string">
            <text:p>CheeseCake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Desserts</text:p>
          </table:table-cell>
          <table:table-cell office:value-type="string">
            <text:p>Strawberry Cheesecake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10484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9">02/19/2023</text:date>, <text:time>00:3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Ny</meta:initial-creator>
    <meta:creation-date>2023-02-18T21:23:06.82</meta:creation-date>
    <dc:date>2023-02-19T00:30:07.14</dc:date>
    <dc:creator>David Ny</dc:creator>
    <meta:editing-duration>PT1H21M29S</meta:editing-duration>
    <meta:editing-cycles>2</meta:editing-cycles>
    <meta:generator>OpenOffice/4.1.13$Win32 OpenOffice.org_project/4113m1$Build-9810</meta:generator>
    <meta:document-statistic meta:table-count="3" meta:cell-count="315" meta:object-count="0"/>
  </office:meta>
</office:document-meta>
</file>